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31c8" officeooo:paragraph-rsid="000e31c8"/>
    </style:style>
    <style:style style:name="P2" style:family="paragraph" style:parent-style-name="Standard">
      <style:text-properties fo:language="ru" fo:country="RU" officeooo:rsid="000e31c8" officeooo:paragraph-rsid="00198a87"/>
    </style:style>
    <style:style style:name="P3" style:family="paragraph" style:parent-style-name="Standard">
      <style:text-properties fo:language="ru" fo:country="RU" officeooo:rsid="000e31c8" officeooo:paragraph-rsid="001e4aad"/>
    </style:style>
    <style:style style:name="P4" style:family="paragraph" style:parent-style-name="Standard">
      <style:text-properties fo:language="ru" fo:country="RU" officeooo:rsid="00112bad" officeooo:paragraph-rsid="00112bad"/>
    </style:style>
    <style:style style:name="P5" style:family="paragraph" style:parent-style-name="Standard">
      <style:text-properties fo:language="ru" fo:country="RU" officeooo:rsid="00130bd9" officeooo:paragraph-rsid="00130bd9"/>
    </style:style>
    <style:style style:name="P6" style:family="paragraph" style:parent-style-name="Standard">
      <style:text-properties fo:language="ru" fo:country="RU" officeooo:rsid="0018fcc5" officeooo:paragraph-rsid="00198a87"/>
    </style:style>
    <style:style style:name="P7" style:family="paragraph" style:parent-style-name="Standard">
      <style:text-properties fo:language="ru" fo:country="RU" officeooo:rsid="0018fcc5" officeooo:paragraph-rsid="001e4aad"/>
    </style:style>
    <style:style style:name="P8" style:family="paragraph" style:parent-style-name="Standard">
      <style:text-properties fo:language="ru" fo:country="RU" officeooo:rsid="00198a87" officeooo:paragraph-rsid="00198a87"/>
    </style:style>
    <style:style style:name="P9" style:family="paragraph" style:parent-style-name="Standard">
      <style:text-properties fo:language="ru" fo:country="RU" officeooo:rsid="00198a87" officeooo:paragraph-rsid="001e4aad"/>
    </style:style>
    <style:style style:name="P10" style:family="paragraph" style:parent-style-name="Standard">
      <style:text-properties fo:language="ru" fo:country="RU" officeooo:rsid="001b5ae7" officeooo:paragraph-rsid="001b5ae7"/>
    </style:style>
    <style:style style:name="P11" style:family="paragraph" style:parent-style-name="Standard">
      <style:text-properties officeooo:paragraph-rsid="0018fcc5"/>
    </style:style>
    <style:style style:name="T1" style:family="text">
      <style:text-properties officeooo:rsid="00112bad"/>
    </style:style>
    <style:style style:name="T2" style:family="text">
      <style:text-properties officeooo:rsid="00130bd9"/>
    </style:style>
    <style:style style:name="T3" style:family="text">
      <style:text-properties officeooo:rsid="0013fe82"/>
    </style:style>
    <style:style style:name="T4" style:family="text">
      <style:text-properties officeooo:rsid="001543a9"/>
    </style:style>
    <style:style style:name="T5" style:family="text">
      <style:text-properties officeooo:rsid="00162506"/>
    </style:style>
    <style:style style:name="T6" style:family="text">
      <style:text-properties officeooo:rsid="00198a87"/>
    </style:style>
    <style:style style:name="T7" style:family="text">
      <style:text-properties officeooo:rsid="001b5ae7"/>
    </style:style>
    <style:style style:name="T8" style:family="text">
      <style:text-properties officeooo:rsid="001e4aad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terpillar</text:h>
      <text:p text:style-name="P1">Игра о приключениях гусенички, которая очень хочет стать бабочкой. </text:p>
      <text:p text:style-name="P11"/>
      <text:p text:style-name="P8">Игрок играет за <text:span text:style-name="T9">гусеницу</text:span> на <text:span text:style-name="T8">двухмерных плоских</text:span> <text:span text:style-name="T8">уровнях, поделенных</text:span> на шестиугольные тайлы. Гусеница первоначально имеет голову и еще два хвостовых сегмента, в процессе игры она может удлиняться за счет бонусов и укорачиваться. Если гусеница потеряет последний сегмент(голову), засчитывается проигрыш и прогресс в игре сбрасывается.</text:p>
      <text:p text:style-name="P6"/>
      <text:h text:style-name="Heading_20_3" text:outline-level="3">Игровой процесс</text:h>
      <text:p text:style-name="P7"><text:span text:style-name="T8">Игровое время</text:span> состоит из дискретных тиков, за один тик гусеница передвигается <text:span text:style-name="T6">по принципу классической игры «Змейка» </text:span>на одно поле в одном из 6 направлений. </text:p>
      <text:p text:style-name="P6"><text:span text:style-name="T6">У</text:span>правление осуществляется с клавиатуры 6 клавишами, соот<text:span text:style-name="T6">в</text:span>етствующим<text:span text:style-name="T6">и 6 сторонам элементарного тайла.</text:span></text:p>
      <text:p text:style-name="P9">На прохождение уровня отводится определенное количество времени. Шкала оставшегося времени показывает, сколько времени осталось в запасе до того момента когда ударит мороз, кроме того, на шкале засечками <text:s/><text:span text:style-name="T8">и цветом </text:span>показаны моменты времени, когда течение времени скачком ускоряется. <text:span text:style-name="T7">После того, как лимит времени до мороза исчерпан, бонусы в виде фруктов перестают появляться, и гусенице придется добираться до выхода пользуясь только оставшимися сегментами.</text:span></text:p>
      <text:p text:style-name="P9"/>
      <text:p text:style-name="P1"><text:s/></text:p>
      <text:h text:style-name="Heading_20_3" text:outline-level="3"><text:span text:style-name="T8">Вводная Кат-сцена</text:span><text:span text:style-name="T6">. </text:span></text:h>
      <text:p text:style-name="P3"><text:span text:style-name="T6">Гусеница с аппетитом жует краешек листа, в этот момент налетает порыв сильного ветра, лист срывается с дерева и падает на землю вместе с героиней. </text:span><text:span text:style-name="T8">Игрок </text:span><text:span text:style-name="T6">обнаруживает себя посреди осеннего леса на подлоге из опавшей листвы. Вокруг несколько пней или стволов, вдалеке виден большой трухлявый пень, около которого крутится большая паучиха</text:span></text:p>
      <text:p text:style-name="P8">Интересно, как долго я ужинала? - говорит себе героиня. Уже осень в разгаре, скоро еды совсем не будет, нужно <text:s/>срочно окопаться и окуклиться.</text:p>
      <text:p text:style-name="P2"/>
      <text:h text:style-name="Heading_20_3" text:outline-level="3">Демо уровень 1 </text:h>
      <text:p text:style-name="P3"><text:span text:style-name="T6">умещается в <text:s/>одном игровом экране, заполнен пологом из листьев, с присутствием нескольких пней, и камня, скрывающего </text:span><text:span text:style-name="T8">В</text:span><text:span text:style-name="T6">ыход, </text:span><text:span text:style-name="T8">р</text:span><text:span text:style-name="T6">ядом с которым Паучиха плетет свою паутину. Время от времени с деревьев падают созревшие плоды, которые гусеница может съедать, тем самым набирая вес и отращивая новые сегменты. За съеденные фрукты начисляются очки. Когда гусеница сталкивается с препятствием (чем-то твердым), она теряет в весе, пытаясь прогрызть преграду, и теряет сегменты и время. </text:span>Попадая в паутину, она теряет некоторое <text:span text:style-name="T6">количество времени без возможности перемещаться, до тех пор, пока не прорвет паутину.</text:span></text:p>
      <text:p text:style-name="P8"/>
      <text:h text:style-name="Heading_20_3" text:outline-level="3"><text:span text:style-name="T8">Победные о</text:span>чки</text:h>
      <text:p text:style-name="P10">Очки начисляются за поедание бонусных фруктов, а также по прохождении уровня, за количество времени оставшемся на игровой шкале. <text:span text:style-name="T8">Так, чем быстрее игрок доберется до выхода, тем большую прибавку к счету получи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4:17:22.830436101</meta:creation-date>
    <dc:date>2024-01-27T16:20:09.950368134</dc:date>
    <meta:editing-duration>PT34M4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349" meta:character-count="2472" meta:non-whitespace-character-count="2129"/>
  </office:meta>
</office:document-meta>
</file>